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36a9" officeooo:paragraph-rsid="001236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anks to Andrew Kay for a list of resources he is using to learn FPGA development.</text:p>
      <text:p text:style-name="P1"/>
      <text:p text:style-name="P1">* https://hdlbits.01xz.net/wiki/Main_Page - really cool large set of</text:p>
      <text:p text:style-name="P1">exercises you can complete in your browser, it tests your solution and</text:p>
      <text:p text:style-name="P1">shows the simulation output</text:p>
      <text:p text:style-name="P1">* http://zipcpu.com/tutorial/</text:p>
      <text:p text:style-name="P1">* https://www.fpga4fun.com/HDLtutorials.html - some practical</text:p>
      <text:p text:style-name="P1">electronics projects</text:p>
      <text:p text:style-name="P1">* https://www.chipverify.com/verilog/verilog-tutorial</text:p>
      <text:p text:style-name="P1">* http://www.asic-world.com/verilog/index.html</text:p>
      <text:p text:style-name="P1">* https://alchitry.com/pages/verilog-fpga-tutorials</text:p>
      <text:p text:style-name="P1"/>
      <text:p text:style-name="P1">On YouTube there is a channel called nandland that has some useful videos.</text:p>
      <text:p text:style-name="P1"/>
      <text:p text:style-name="P1">If anybody is interested in open source tools then the following might</text:p>
      <text:p text:style-name="P1">be useful:</text:p>
      <text:p text:style-name="P1"/>
      <text:p text:style-name="P1">* http://www.clifford.at/icestorm/ - complete open-source toolchain</text:p>
      <text:p text:style-name="P1">for Lattice iCE40</text:p>
      <text:p text:style-name="P1">* http://iverilog.icarus.com/ - simulation</text:p>
      <text:p text:style-name="P1">* http://gtkwave.sourceforge.net/ - waveform viewer for simulation outpu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S</meta:editing-duration>
    <meta:editing-cycles>3</meta:editing-cycles>
    <meta:generator>LibreOffice/5.2.3.3$Windows_x86 LibreOffice_project/d54a8868f08a7b39642414cf2c8ef2f228f780cf</meta:generator>
    <dc:date>2020-02-11T22:44:53.998000000</dc:date>
    <meta:document-statistic meta:table-count="0" meta:image-count="0" meta:object-count="0" meta:page-count="1" meta:paragraph-count="17" meta:word-count="103" meta:character-count="861" meta:non-whitespace-character-count="775"/>
    <meta:user-defined meta:name="Info 1"/>
    <meta:user-defined meta:name="Info 2"/>
    <meta:user-defined meta:name="Info 3"/>
    <meta:user-defined meta:name="Info 4"/>
  </office:meta>
</office:document-meta>
</file>